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58.67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28.01mm"/>
    </style:style>
    <style:style style:name="co9" style:family="table-column">
      <style:table-column-properties fo:break-before="auto" style:column-width="60.15mm"/>
    </style:style>
    <style:style style:name="co10" style:family="table-column">
      <style:table-column-properties fo:break-before="auto" style:column-width="32.09mm"/>
    </style:style>
    <style:style style:name="co11" style:family="table-column">
      <style:table-column-properties fo:break-before="auto" style:column-width="22.01mm"/>
    </style:style>
    <style:style style:name="co12" style:family="table-column">
      <style:table-column-properties fo:break-before="auto" style:column-width="24.94mm"/>
    </style:style>
    <style:style style:name="co13" style:family="table-column">
      <style:table-column-properties fo:break-before="auto" style:column-width="62.87mm"/>
    </style:style>
    <style:style style:name="co14" style:family="table-column">
      <style:table-column-properties fo:break-before="auto" style:column-width="29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3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-asian="Liberation Sans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hyphenate="true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style:font-style-asian="italic" style:font-style-complex="italic" fo:hyphenate="true"/>
    </style:style>
    <style:style style:name="ce2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fo:font-style="italic" style:font-style-asian="italic" style:font-style-complex="italic" fo:hyphenate="true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default-cell-style-name="ce16"/>
        <table:table-row table:style-name="ro1">
          <table:table-cell table:style-name="ce23" office:value-type="string" calcext:value-type="string">
            <text:p>Numbers</text:p>
          </table:table-cell>
          <table:table-cell table:number-columns-repeated="5"/>
          <table:table-cell table:style-name="ce12"/>
          <table:table-cell table:style-name="ce15" table:number-columns-spanned="2" table:number-rows-spanned="11"/>
          <table:covered-table-cell table:style-name="Default"/>
        </table:table-row>
        <table:table-row table:style-name="ro1">
          <table:table-cell office:value-type="string" calcext:value-type="string">
            <text:p>begin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office:value-type="string" calcext:value-type="string">
            <text:p>end: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/>
          <table:table-cell table:style-name="ce28"/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table:style-name="ce3" office:value-type="string" calcext:value-type="string">
            <text:p>Capital letters</text:p>
          </table:table-cell>
          <table:table-cell table:style-name="ce28"/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office:value-type="string" calcext:value-type="string">
            <text:p>begin: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office:value-type="string" calcext:value-type="string">
            <text:p>end: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/>
          <table:table-cell table:style-name="ce28"/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office:value-type="string" calcext:value-type="string">
            <text:p>Non-capital characters</text:p>
          </table:table-cell>
          <table:table-cell table:style-name="ce28"/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office:value-type="string" calcext:value-type="string">
            <text:p>begin: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 office:value-type="string" calcext:value-type="string">
            <text:p>end: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4"/>
          <table:table-cell table:style-name="ce12"/>
          <table:covered-table-cell table:style-name="ce36"/>
          <table:covered-table-cell table:style-name="Default"/>
        </table:table-row>
        <table:table-row table:style-name="ro1">
          <table:table-cell/>
          <table:table-cell table:style-name="ce28"/>
          <table:table-cell table:number-columns-repeated="4"/>
          <table:table-cell table:style-name="ce12"/>
          <table:table-cell table:style-name="ce16"/>
          <table:table-cell table:style-name="Default"/>
        </table:table-row>
        <table:table-row table:style-name="ro1">
          <table:table-cell table:style-name="ce3" office:value-type="string" calcext:value-type="string">
            <text:p>Domain</text:p>
          </table:table-cell>
          <table:table-cell table:style-name="ce28"/>
          <table:table-cell table:number-columns-repeated="4"/>
          <table:table-cell table:style-name="ce12"/>
          <table:table-cell table:style-name="ce16"/>
          <table:table-cell table:style-name="Default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school.edu.ee</text:p>
          </table:table-cell>
          <table:covered-table-cell table:number-columns-repeated="3"/>
          <table:table-cell/>
          <table:table-cell table:style-name="ce12"/>
          <table:table-cell table:style-name="ce16"/>
          <table:table-cell table:style-name="Default"/>
        </table:table-row>
        <table:table-row table:style-name="ro1">
          <table:table-cell/>
          <table:table-cell table:style-name="ce28"/>
          <table:table-cell table:number-columns-repeated="4"/>
          <table:table-cell table:style-name="ce12"/>
          <table:table-cell table:style-name="ce16"/>
          <table:table-cell table:style-name="Default"/>
        </table:table-row>
        <table:table-row table:style-name="ro1">
          <table:table-cell table:style-name="ce4"/>
          <table:table-cell table:style-name="ce9"/>
          <table:table-cell table:style-name="ce4" table:number-columns-repeated="4"/>
          <table:table-cell table:style-name="ce12"/>
          <table:table-cell table:style-name="ce17"/>
          <table:table-cell table:style-name="Default"/>
        </table:table-row>
        <table:table-row table:style-name="ro1">
          <table:table-cell table:style-name="ce5"/>
          <table:table-cell table:style-name="ce10"/>
          <table:table-cell table:style-name="ce5" table:number-columns-repeated="4"/>
          <table:table-cell table:style-name="ce13"/>
          <table:table-cell table:style-name="ce17"/>
          <table:table-cell table:style-name="Default"/>
        </table:table-row>
        <table:table-row table:style-name="ro1">
          <table:table-cell table:style-name="ce28" office:value-type="string" calcext:value-type="string">
            <text:p>Unicode (UTF) tables</text:p>
          </table:table-cell>
          <table:table-cell table:style-name="ce28"/>
          <table:table-cell table:number-columns-repeated="5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CTRL+SHIFT+F9 recalculates formulas in whole document</text:p>
          </table:table-cell>
          <table:table-cell table:number-columns-repeated="5"/>
          <table:table-cell table:style-name="ce32"/>
          <table:table-cell/>
          <table:table-cell table:style-name="Default"/>
        </table:table-row>
        <table:table-row table:style-name="ro1">
          <table:table-cell table:number-columns-repeated="6"/>
          <table:table-cell table:style-name="ce32"/>
          <table:table-cell/>
          <table:table-cell table:style-name="Default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2" table:number-rows-spanned="1">
            <text:p>examples</text:p>
          </table:table-cell>
          <table:covered-table-cell table:style-name="ce32"/>
        </table:table-row>
        <table:table-row table:style-name="ro2">
          <table:table-cell table:number-columns-repeated="2"/>
          <table:table-cell table:style-name="ce11" office:value-type="string" calcext:value-type="string">
            <text:p>UTF</text:p>
          </table:table-cell>
          <table:table-cell table:style-name="ce11"/>
          <table:table-cell table:style-name="ce11" office:value-type="string" calcext:value-type="string">
            <text:p>UTF</text:p>
          </table:table-cell>
          <table:table-cell table:style-name="ce11"/>
          <table:table-cell/>
          <table:table-cell table:style-name="ce19" office:value-type="string" calcext:value-type="string">
            <text:p>capital; non-capital letter</text:p>
          </table:table-cell>
          <table:table-cell table:style-name="ce20" office:value-type="string" calcext:value-type="string">
            <text:p>capital; non-capital letter, number</text:p>
          </table:table-cell>
        </table:table-row>
        <table:table-row table:style-name="ro1">
          <table:table-cell office:value-type="string" calcext:value-type="string">
            <text:p>A a</text:p>
          </table:table-cell>
          <table:table-cell table:formula="of:=LEFT([.A23])" office:value-type="string" office:string-value="A" calcext:value-type="string">
            <text:p>A</text:p>
          </table:table-cell>
          <table:table-cell table:formula="of:=UNICODE([.B23])" office:value-type="float" office:value="65" calcext:value-type="float">
            <text:p>65</text:p>
          </table:table-cell>
          <table:table-cell table:formula="of:=RIGHT([.A23])" office:value-type="string" office:string-value="a" calcext:value-type="string">
            <text:p>a</text:p>
          </table:table-cell>
          <table:table-cell table:formula="of:=UNICODE([.D23])" office:value-type="float" office:value="97" calcext:value-type="float">
            <text:p>97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b" calcext:value-type="string">
            <text:p>b</text:p>
          </table:table-cell>
          <table:table-cell table:formula="of:=CHOOSE(RANDBETWEEN(1;3);UNICHAR(RANDBETWEEN(65;90));UNICHAR(RANDBETWEEN(97;122));RANDBETWEEN(1;9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 b</text:p>
          </table:table-cell>
          <table:table-cell table:formula="of:=LEFT([.A24])" office:value-type="string" office:string-value="B" calcext:value-type="string">
            <text:p>B</text:p>
          </table:table-cell>
          <table:table-cell table:formula="of:=UNICODE([.B24])" office:value-type="float" office:value="66" calcext:value-type="float">
            <text:p>66</text:p>
          </table:table-cell>
          <table:table-cell table:formula="of:=RIGHT([.A24])" office:value-type="string" office:string-value="b" calcext:value-type="string">
            <text:p>b</text:p>
          </table:table-cell>
          <table:table-cell table:formula="of:=UNICODE([.D24])" office:value-type="float" office:value="98" calcext:value-type="float">
            <text:p>98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Z" calcext:value-type="string">
            <text:p>Z</text:p>
          </table:table-cell>
          <table:table-cell table:formula="of:=CHOOSE(RANDBETWEEN(1;3);UNICHAR(RANDBETWEEN(65;90));UNICHAR(RANDBETWEEN(97;122));RANDBETWEEN(1;9)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C c</text:p>
          </table:table-cell>
          <table:table-cell table:formula="of:=LEFT([.A25])" office:value-type="string" office:string-value="C" calcext:value-type="string">
            <text:p>C</text:p>
          </table:table-cell>
          <table:table-cell table:formula="of:=UNICODE([.B25])" office:value-type="float" office:value="67" calcext:value-type="float">
            <text:p>67</text:p>
          </table:table-cell>
          <table:table-cell table:formula="of:=RIGHT([.A25])" office:value-type="string" office:string-value="c" calcext:value-type="string">
            <text:p>c</text:p>
          </table:table-cell>
          <table:table-cell table:formula="of:=UNICODE([.D25])" office:value-type="float" office:value="99" calcext:value-type="float">
            <text:p>99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a" calcext:value-type="string">
            <text:p>a</text:p>
          </table:table-cell>
          <table:table-cell table:formula="of:=CHOOSE(RANDBETWEEN(1;3);UNICHAR(RANDBETWEEN(65;90));UNICHAR(RANDBETWEEN(97;122));RANDBETWEEN(1;9))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D d</text:p>
          </table:table-cell>
          <table:table-cell table:formula="of:=LEFT([.A26])" office:value-type="string" office:string-value="D" calcext:value-type="string">
            <text:p>D</text:p>
          </table:table-cell>
          <table:table-cell table:formula="of:=UNICODE([.B26])" office:value-type="float" office:value="68" calcext:value-type="float">
            <text:p>68</text:p>
          </table:table-cell>
          <table:table-cell table:formula="of:=RIGHT([.A26])" office:value-type="string" office:string-value="d" calcext:value-type="string">
            <text:p>d</text:p>
          </table:table-cell>
          <table:table-cell table:formula="of:=UNICODE([.D26])" office:value-type="float" office:value="100" calcext:value-type="float">
            <text:p>100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g" calcext:value-type="string">
            <text:p>g</text:p>
          </table:table-cell>
          <table:table-cell table:formula="of:=CHOOSE(RANDBETWEEN(1;3);UNICHAR(RANDBETWEEN(65;90));UNICHAR(RANDBETWEEN(97;122));RANDBETWEEN(1;9))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E e</text:p>
          </table:table-cell>
          <table:table-cell table:formula="of:=LEFT([.A27])" office:value-type="string" office:string-value="E" calcext:value-type="string">
            <text:p>E</text:p>
          </table:table-cell>
          <table:table-cell table:formula="of:=UNICODE([.B27])" office:value-type="float" office:value="69" calcext:value-type="float">
            <text:p>69</text:p>
          </table:table-cell>
          <table:table-cell table:formula="of:=RIGHT([.A27])" office:value-type="string" office:string-value="e" calcext:value-type="string">
            <text:p>e</text:p>
          </table:table-cell>
          <table:table-cell table:formula="of:=UNICODE([.D27])" office:value-type="float" office:value="101" calcext:value-type="float">
            <text:p>101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h" calcext:value-type="string">
            <text:p>h</text:p>
          </table:table-cell>
          <table:table-cell table:formula="of:=CHOOSE(RANDBETWEEN(1;3);UNICHAR(RANDBETWEEN(65;90));UNICHAR(RANDBETWEEN(97;122));RANDBETWEEN(1;9))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F f</text:p>
          </table:table-cell>
          <table:table-cell table:formula="of:=LEFT([.A28])" office:value-type="string" office:string-value="F" calcext:value-type="string">
            <text:p>F</text:p>
          </table:table-cell>
          <table:table-cell table:formula="of:=UNICODE([.B28])" office:value-type="float" office:value="70" calcext:value-type="float">
            <text:p>70</text:p>
          </table:table-cell>
          <table:table-cell table:formula="of:=RIGHT([.A28])" office:value-type="string" office:string-value="f" calcext:value-type="string">
            <text:p>f</text:p>
          </table:table-cell>
          <table:table-cell table:formula="of:=UNICODE([.D28])" office:value-type="float" office:value="102" calcext:value-type="float">
            <text:p>102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f" calcext:value-type="string">
            <text:p>f</text:p>
          </table:table-cell>
          <table:table-cell table:formula="of:=CHOOSE(RANDBETWEEN(1;3);UNICHAR(RANDBETWEEN(65;90));UNICHAR(RANDBETWEEN(97;122));RANDBETWEEN(1;9)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G g</text:p>
          </table:table-cell>
          <table:table-cell table:formula="of:=LEFT([.A29])" office:value-type="string" office:string-value="G" calcext:value-type="string">
            <text:p>G</text:p>
          </table:table-cell>
          <table:table-cell table:formula="of:=UNICODE([.B29])" office:value-type="float" office:value="71" calcext:value-type="float">
            <text:p>71</text:p>
          </table:table-cell>
          <table:table-cell table:formula="of:=RIGHT([.A29])" office:value-type="string" office:string-value="g" calcext:value-type="string">
            <text:p>g</text:p>
          </table:table-cell>
          <table:table-cell table:formula="of:=UNICODE([.D29])" office:value-type="float" office:value="103" calcext:value-type="float">
            <text:p>103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A" calcext:value-type="string">
            <text:p>A</text:p>
          </table:table-cell>
          <table:table-cell table:formula="of:=CHOOSE(RANDBETWEEN(1;3);UNICHAR(RANDBETWEEN(65;90));UNICHAR(RANDBETWEEN(97;122));RANDBETWEEN(1;9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 h</text:p>
          </table:table-cell>
          <table:table-cell table:formula="of:=LEFT([.A30])" office:value-type="string" office:string-value="H" calcext:value-type="string">
            <text:p>H</text:p>
          </table:table-cell>
          <table:table-cell table:formula="of:=UNICODE([.B30])" office:value-type="float" office:value="72" calcext:value-type="float">
            <text:p>72</text:p>
          </table:table-cell>
          <table:table-cell table:formula="of:=RIGHT([.A30])" office:value-type="string" office:string-value="h" calcext:value-type="string">
            <text:p>h</text:p>
          </table:table-cell>
          <table:table-cell table:formula="of:=UNICODE([.D30])" office:value-type="float" office:value="104" calcext:value-type="float">
            <text:p>104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x" calcext:value-type="string">
            <text:p>x</text:p>
          </table:table-cell>
          <table:table-cell table:formula="of:=CHOOSE(RANDBETWEEN(1;3);UNICHAR(RANDBETWEEN(65;90));UNICHAR(RANDBETWEEN(97;122));RANDBETWEEN(1;9))" office:value-type="string" office:string-value="T" calcext:value-type="string">
            <text:p>T</text:p>
          </table:table-cell>
        </table:table-row>
        <table:table-row table:style-name="ro1">
          <table:table-cell office:value-type="string" calcext:value-type="string">
            <text:p>I i</text:p>
          </table:table-cell>
          <table:table-cell table:formula="of:=LEFT([.A31])" office:value-type="string" office:string-value="I" calcext:value-type="string">
            <text:p>I</text:p>
          </table:table-cell>
          <table:table-cell table:formula="of:=UNICODE([.B31])" office:value-type="float" office:value="73" calcext:value-type="float">
            <text:p>73</text:p>
          </table:table-cell>
          <table:table-cell table:formula="of:=RIGHT([.A31])" office:value-type="string" office:string-value="i" calcext:value-type="string">
            <text:p>i</text:p>
          </table:table-cell>
          <table:table-cell table:formula="of:=UNICODE([.D31])" office:value-type="float" office:value="105" calcext:value-type="float">
            <text:p>105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l" calcext:value-type="string">
            <text:p>l</text:p>
          </table:table-cell>
          <table:table-cell table:formula="of:=CHOOSE(RANDBETWEEN(1;3);UNICHAR(RANDBETWEEN(65;90));UNICHAR(RANDBETWEEN(97;122));RANDBETWEEN(1;9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 j</text:p>
          </table:table-cell>
          <table:table-cell table:formula="of:=LEFT([.A32])" office:value-type="string" office:string-value="J" calcext:value-type="string">
            <text:p>J</text:p>
          </table:table-cell>
          <table:table-cell table:formula="of:=UNICODE([.B32])" office:value-type="float" office:value="74" calcext:value-type="float">
            <text:p>74</text:p>
          </table:table-cell>
          <table:table-cell table:formula="of:=RIGHT([.A32])" office:value-type="string" office:string-value="j" calcext:value-type="string">
            <text:p>j</text:p>
          </table:table-cell>
          <table:table-cell table:formula="of:=UNICODE([.D32])" office:value-type="float" office:value="106" calcext:value-type="float">
            <text:p>106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K" calcext:value-type="string">
            <text:p>K</text:p>
          </table:table-cell>
          <table:table-cell table:formula="of:=CHOOSE(RANDBETWEEN(1;3);UNICHAR(RANDBETWEEN(65;90));UNICHAR(RANDBETWEEN(97;122));RANDBETWEEN(1;9)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K k</text:p>
          </table:table-cell>
          <table:table-cell table:formula="of:=LEFT([.A33])" office:value-type="string" office:string-value="K" calcext:value-type="string">
            <text:p>K</text:p>
          </table:table-cell>
          <table:table-cell table:formula="of:=UNICODE([.B33])" office:value-type="float" office:value="75" calcext:value-type="float">
            <text:p>75</text:p>
          </table:table-cell>
          <table:table-cell table:formula="of:=RIGHT([.A33])" office:value-type="string" office:string-value="k" calcext:value-type="string">
            <text:p>k</text:p>
          </table:table-cell>
          <table:table-cell table:formula="of:=UNICODE([.D33])" office:value-type="float" office:value="107" calcext:value-type="float">
            <text:p>107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g" calcext:value-type="string">
            <text:p>g</text:p>
          </table:table-cell>
          <table:table-cell table:formula="of:=CHOOSE(RANDBETWEEN(1;3);UNICHAR(RANDBETWEEN(65;90));UNICHAR(RANDBETWEEN(97;122));RANDBETWEEN(1;9))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L l</text:p>
          </table:table-cell>
          <table:table-cell table:formula="of:=LEFT([.A34])" office:value-type="string" office:string-value="L" calcext:value-type="string">
            <text:p>L</text:p>
          </table:table-cell>
          <table:table-cell table:formula="of:=UNICODE([.B34])" office:value-type="float" office:value="76" calcext:value-type="float">
            <text:p>76</text:p>
          </table:table-cell>
          <table:table-cell table:formula="of:=RIGHT([.A34])" office:value-type="string" office:string-value="l" calcext:value-type="string">
            <text:p>l</text:p>
          </table:table-cell>
          <table:table-cell table:formula="of:=UNICODE([.D34])" office:value-type="float" office:value="108" calcext:value-type="float">
            <text:p>108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e" calcext:value-type="string">
            <text:p>e</text:p>
          </table:table-cell>
          <table:table-cell table:formula="of:=CHOOSE(RANDBETWEEN(1;3);UNICHAR(RANDBETWEEN(65;90));UNICHAR(RANDBETWEEN(97;122));RANDBETWEEN(1;9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 m</text:p>
          </table:table-cell>
          <table:table-cell table:formula="of:=LEFT([.A35])" office:value-type="string" office:string-value="M" calcext:value-type="string">
            <text:p>M</text:p>
          </table:table-cell>
          <table:table-cell table:formula="of:=UNICODE([.B35])" office:value-type="float" office:value="77" calcext:value-type="float">
            <text:p>77</text:p>
          </table:table-cell>
          <table:table-cell table:formula="of:=RIGHT([.A35])" office:value-type="string" office:string-value="m" calcext:value-type="string">
            <text:p>m</text:p>
          </table:table-cell>
          <table:table-cell table:formula="of:=UNICODE([.D35])" office:value-type="float" office:value="109" calcext:value-type="float">
            <text:p>109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F" calcext:value-type="string">
            <text:p>F</text:p>
          </table:table-cell>
          <table:table-cell table:formula="of:=CHOOSE(RANDBETWEEN(1;3);UNICHAR(RANDBETWEEN(65;90));UNICHAR(RANDBETWEEN(97;122));RANDBETWEEN(1;9))" office:value-type="string" office:string-value="Q" calcext:value-type="string">
            <text:p>Q</text:p>
          </table:table-cell>
        </table:table-row>
        <table:table-row table:style-name="ro1">
          <table:table-cell office:value-type="string" calcext:value-type="string">
            <text:p>N n</text:p>
          </table:table-cell>
          <table:table-cell table:formula="of:=LEFT([.A36])" office:value-type="string" office:string-value="N" calcext:value-type="string">
            <text:p>N</text:p>
          </table:table-cell>
          <table:table-cell table:formula="of:=UNICODE([.B36])" office:value-type="float" office:value="78" calcext:value-type="float">
            <text:p>78</text:p>
          </table:table-cell>
          <table:table-cell table:formula="of:=RIGHT([.A36])" office:value-type="string" office:string-value="n" calcext:value-type="string">
            <text:p>n</text:p>
          </table:table-cell>
          <table:table-cell table:formula="of:=UNICODE([.D36])" office:value-type="float" office:value="110" calcext:value-type="float">
            <text:p>110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u" calcext:value-type="string">
            <text:p>u</text:p>
          </table:table-cell>
          <table:table-cell table:formula="of:=CHOOSE(RANDBETWEEN(1;3);UNICHAR(RANDBETWEEN(65;90));UNICHAR(RANDBETWEEN(97;122));RANDBETWEEN(1;9))" office:value-type="string" office:string-value="w" calcext:value-type="string">
            <text:p>w</text:p>
          </table:table-cell>
        </table:table-row>
        <table:table-row table:style-name="ro1">
          <table:table-cell office:value-type="string" calcext:value-type="string">
            <text:p>O o</text:p>
          </table:table-cell>
          <table:table-cell table:formula="of:=LEFT([.A37])" office:value-type="string" office:string-value="O" calcext:value-type="string">
            <text:p>O</text:p>
          </table:table-cell>
          <table:table-cell table:formula="of:=UNICODE([.B37])" office:value-type="float" office:value="79" calcext:value-type="float">
            <text:p>79</text:p>
          </table:table-cell>
          <table:table-cell table:formula="of:=RIGHT([.A37])" office:value-type="string" office:string-value="o" calcext:value-type="string">
            <text:p>o</text:p>
          </table:table-cell>
          <table:table-cell table:formula="of:=UNICODE([.D37])" office:value-type="float" office:value="111" calcext:value-type="float">
            <text:p>111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s" calcext:value-type="string">
            <text:p>s</text:p>
          </table:table-cell>
          <table:table-cell table:formula="of:=CHOOSE(RANDBETWEEN(1;3);UNICHAR(RANDBETWEEN(65;90));UNICHAR(RANDBETWEEN(97;122));RANDBETWEEN(1;9)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P p</text:p>
          </table:table-cell>
          <table:table-cell table:formula="of:=LEFT([.A38])" office:value-type="string" office:string-value="P" calcext:value-type="string">
            <text:p>P</text:p>
          </table:table-cell>
          <table:table-cell table:formula="of:=UNICODE([.B38])" office:value-type="float" office:value="80" calcext:value-type="float">
            <text:p>80</text:p>
          </table:table-cell>
          <table:table-cell table:formula="of:=RIGHT([.A38])" office:value-type="string" office:string-value="p" calcext:value-type="string">
            <text:p>p</text:p>
          </table:table-cell>
          <table:table-cell table:formula="of:=UNICODE([.D38])" office:value-type="float" office:value="112" calcext:value-type="float">
            <text:p>112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h" calcext:value-type="string">
            <text:p>h</text:p>
          </table:table-cell>
          <table:table-cell table:formula="of:=CHOOSE(RANDBETWEEN(1;3);UNICHAR(RANDBETWEEN(65;90));UNICHAR(RANDBETWEEN(97;122));RANDBETWEEN(1;9))" office:value-type="string" office:string-value="W" calcext:value-type="string">
            <text:p>W</text:p>
          </table:table-cell>
        </table:table-row>
        <table:table-row table:style-name="ro1">
          <table:table-cell office:value-type="string" calcext:value-type="string">
            <text:p>Q q</text:p>
          </table:table-cell>
          <table:table-cell table:formula="of:=LEFT([.A39])" office:value-type="string" office:string-value="Q" calcext:value-type="string">
            <text:p>Q</text:p>
          </table:table-cell>
          <table:table-cell table:formula="of:=UNICODE([.B39])" office:value-type="float" office:value="81" calcext:value-type="float">
            <text:p>81</text:p>
          </table:table-cell>
          <table:table-cell table:formula="of:=RIGHT([.A39])" office:value-type="string" office:string-value="q" calcext:value-type="string">
            <text:p>q</text:p>
          </table:table-cell>
          <table:table-cell table:formula="of:=UNICODE([.D39])" office:value-type="float" office:value="113" calcext:value-type="float">
            <text:p>113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W" calcext:value-type="string">
            <text:p>W</text:p>
          </table:table-cell>
          <table:table-cell table:formula="of:=CHOOSE(RANDBETWEEN(1;3);UNICHAR(RANDBETWEEN(65;90));UNICHAR(RANDBETWEEN(97;122));RANDBETWEEN(1;9)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R r</text:p>
          </table:table-cell>
          <table:table-cell table:formula="of:=LEFT([.A40])" office:value-type="string" office:string-value="R" calcext:value-type="string">
            <text:p>R</text:p>
          </table:table-cell>
          <table:table-cell table:formula="of:=UNICODE([.B40])" office:value-type="float" office:value="82" calcext:value-type="float">
            <text:p>82</text:p>
          </table:table-cell>
          <table:table-cell table:formula="of:=RIGHT([.A40])" office:value-type="string" office:string-value="r" calcext:value-type="string">
            <text:p>r</text:p>
          </table:table-cell>
          <table:table-cell table:formula="of:=UNICODE([.D40])" office:value-type="float" office:value="114" calcext:value-type="float">
            <text:p>114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n" calcext:value-type="string">
            <text:p>n</text:p>
          </table:table-cell>
          <table:table-cell table:formula="of:=CHOOSE(RANDBETWEEN(1;3);UNICHAR(RANDBETWEEN(65;90));UNICHAR(RANDBETWEEN(97;122));RANDBETWEEN(1;9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S s</text:p>
          </table:table-cell>
          <table:table-cell table:formula="of:=LEFT([.A41])" office:value-type="string" office:string-value="S" calcext:value-type="string">
            <text:p>S</text:p>
          </table:table-cell>
          <table:table-cell table:formula="of:=UNICODE([.B41])" office:value-type="float" office:value="83" calcext:value-type="float">
            <text:p>83</text:p>
          </table:table-cell>
          <table:table-cell table:formula="of:=RIGHT([.A41])" office:value-type="string" office:string-value="s" calcext:value-type="string">
            <text:p>s</text:p>
          </table:table-cell>
          <table:table-cell table:formula="of:=UNICODE([.D41])" office:value-type="float" office:value="115" calcext:value-type="float">
            <text:p>115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z" calcext:value-type="string">
            <text:p>z</text:p>
          </table:table-cell>
          <table:table-cell table:formula="of:=CHOOSE(RANDBETWEEN(1;3);UNICHAR(RANDBETWEEN(65;90));UNICHAR(RANDBETWEEN(97;122));RANDBETWEEN(1;9))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T t</text:p>
          </table:table-cell>
          <table:table-cell table:formula="of:=LEFT([.A42])" office:value-type="string" office:string-value="T" calcext:value-type="string">
            <text:p>T</text:p>
          </table:table-cell>
          <table:table-cell table:formula="of:=UNICODE([.B42])" office:value-type="float" office:value="84" calcext:value-type="float">
            <text:p>84</text:p>
          </table:table-cell>
          <table:table-cell table:formula="of:=RIGHT([.A42])" office:value-type="string" office:string-value="t" calcext:value-type="string">
            <text:p>t</text:p>
          </table:table-cell>
          <table:table-cell table:formula="of:=UNICODE([.D42])" office:value-type="float" office:value="116" calcext:value-type="float">
            <text:p>116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k" calcext:value-type="string">
            <text:p>k</text:p>
          </table:table-cell>
          <table:table-cell table:formula="of:=CHOOSE(RANDBETWEEN(1;3);UNICHAR(RANDBETWEEN(65;90));UNICHAR(RANDBETWEEN(97;122));RANDBETWEEN(1;9))" office:value-type="string" office:string-value="q" calcext:value-type="string">
            <text:p>q</text:p>
          </table:table-cell>
        </table:table-row>
        <table:table-row table:style-name="ro1">
          <table:table-cell office:value-type="string" calcext:value-type="string">
            <text:p>U u</text:p>
          </table:table-cell>
          <table:table-cell table:formula="of:=LEFT([.A43])" office:value-type="string" office:string-value="U" calcext:value-type="string">
            <text:p>U</text:p>
          </table:table-cell>
          <table:table-cell table:formula="of:=UNICODE([.B43])" office:value-type="float" office:value="85" calcext:value-type="float">
            <text:p>85</text:p>
          </table:table-cell>
          <table:table-cell table:formula="of:=RIGHT([.A43])" office:value-type="string" office:string-value="u" calcext:value-type="string">
            <text:p>u</text:p>
          </table:table-cell>
          <table:table-cell table:formula="of:=UNICODE([.D43])" office:value-type="float" office:value="117" calcext:value-type="float">
            <text:p>117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R" calcext:value-type="string">
            <text:p>R</text:p>
          </table:table-cell>
          <table:table-cell table:formula="of:=CHOOSE(RANDBETWEEN(1;3);UNICHAR(RANDBETWEEN(65;90));UNICHAR(RANDBETWEEN(97;122));RANDBETWEEN(1;9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 v</text:p>
          </table:table-cell>
          <table:table-cell table:formula="of:=LEFT([.A44])" office:value-type="string" office:string-value="V" calcext:value-type="string">
            <text:p>V</text:p>
          </table:table-cell>
          <table:table-cell table:formula="of:=UNICODE([.B44])" office:value-type="float" office:value="86" calcext:value-type="float">
            <text:p>86</text:p>
          </table:table-cell>
          <table:table-cell table:formula="of:=RIGHT([.A44])" office:value-type="string" office:string-value="v" calcext:value-type="string">
            <text:p>v</text:p>
          </table:table-cell>
          <table:table-cell table:formula="of:=UNICODE([.D44])" office:value-type="float" office:value="118" calcext:value-type="float">
            <text:p>118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G" calcext:value-type="string">
            <text:p>G</text:p>
          </table:table-cell>
          <table:table-cell table:formula="of:=CHOOSE(RANDBETWEEN(1;3);UNICHAR(RANDBETWEEN(65;90));UNICHAR(RANDBETWEEN(97;122));RANDBETWEEN(1;9)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W w</text:p>
          </table:table-cell>
          <table:table-cell table:formula="of:=LEFT([.A45])" office:value-type="string" office:string-value="W" calcext:value-type="string">
            <text:p>W</text:p>
          </table:table-cell>
          <table:table-cell table:formula="of:=UNICODE([.B45])" office:value-type="float" office:value="87" calcext:value-type="float">
            <text:p>87</text:p>
          </table:table-cell>
          <table:table-cell table:formula="of:=RIGHT([.A45])" office:value-type="string" office:string-value="w" calcext:value-type="string">
            <text:p>w</text:p>
          </table:table-cell>
          <table:table-cell table:formula="of:=UNICODE([.D45])" office:value-type="float" office:value="119" calcext:value-type="float">
            <text:p>119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r" calcext:value-type="string">
            <text:p>r</text:p>
          </table:table-cell>
          <table:table-cell table:formula="of:=CHOOSE(RANDBETWEEN(1;3);UNICHAR(RANDBETWEEN(65;90));UNICHAR(RANDBETWEEN(97;122));RANDBETWEEN(1;9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 x</text:p>
          </table:table-cell>
          <table:table-cell table:formula="of:=LEFT([.A46])" office:value-type="string" office:string-value="X" calcext:value-type="string">
            <text:p>X</text:p>
          </table:table-cell>
          <table:table-cell table:formula="of:=UNICODE([.B46])" office:value-type="float" office:value="88" calcext:value-type="float">
            <text:p>88</text:p>
          </table:table-cell>
          <table:table-cell table:formula="of:=RIGHT([.A46])" office:value-type="string" office:string-value="x" calcext:value-type="string">
            <text:p>x</text:p>
          </table:table-cell>
          <table:table-cell table:formula="of:=UNICODE([.D46])" office:value-type="float" office:value="120" calcext:value-type="float">
            <text:p>120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w" calcext:value-type="string">
            <text:p>w</text:p>
          </table:table-cell>
          <table:table-cell table:formula="of:=CHOOSE(RANDBETWEEN(1;3);UNICHAR(RANDBETWEEN(65;90));UNICHAR(RANDBETWEEN(97;122));RANDBETWEEN(1;9))" office:value-type="string" office:string-value="M" calcext:value-type="string">
            <text:p>M</text:p>
          </table:table-cell>
        </table:table-row>
        <table:table-row table:style-name="ro1">
          <table:table-cell office:value-type="string" calcext:value-type="string">
            <text:p>Y y</text:p>
          </table:table-cell>
          <table:table-cell table:formula="of:=LEFT([.A47])" office:value-type="string" office:string-value="Y" calcext:value-type="string">
            <text:p>Y</text:p>
          </table:table-cell>
          <table:table-cell table:formula="of:=UNICODE([.B47])" office:value-type="float" office:value="89" calcext:value-type="float">
            <text:p>89</text:p>
          </table:table-cell>
          <table:table-cell table:formula="of:=RIGHT([.A47])" office:value-type="string" office:string-value="y" calcext:value-type="string">
            <text:p>y</text:p>
          </table:table-cell>
          <table:table-cell table:formula="of:=UNICODE([.D47])" office:value-type="float" office:value="121" calcext:value-type="float">
            <text:p>121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l" calcext:value-type="string">
            <text:p>l</text:p>
          </table:table-cell>
          <table:table-cell table:formula="of:=CHOOSE(RANDBETWEEN(1;3);UNICHAR(RANDBETWEEN(65;90));UNICHAR(RANDBETWEEN(97;122));RANDBETWEEN(1;9))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Z z</text:p>
          </table:table-cell>
          <table:table-cell table:formula="of:=LEFT([.A48])" office:value-type="string" office:string-value="Z" calcext:value-type="string">
            <text:p>Z</text:p>
          </table:table-cell>
          <table:table-cell table:formula="of:=UNICODE([.B48])" office:value-type="float" office:value="90" calcext:value-type="float">
            <text:p>90</text:p>
          </table:table-cell>
          <table:table-cell table:formula="of:=RIGHT([.A48])" office:value-type="string" office:string-value="z" calcext:value-type="string">
            <text:p>z</text:p>
          </table:table-cell>
          <table:table-cell table:formula="of:=UNICODE([.D48])" office:value-type="float" office:value="122" calcext:value-type="float">
            <text:p>122</text:p>
          </table:table-cell>
          <table:table-cell table:number-columns-repeated="2"/>
          <table:table-cell table:formula="of:=CHOOSE(ROUND(RAND()+1);UNICHAR(RANDBETWEEN(65;90));UNICHAR(RANDBETWEEN(97;122)))" office:value-type="string" office:string-value="D" calcext:value-type="string">
            <text:p>D</text:p>
          </table:table-cell>
          <table:table-cell table:formula="of:=CHOOSE(RANDBETWEEN(1;3);UNICHAR(RANDBETWEEN(65;90));UNICHAR(RANDBETWEEN(97;122));RANDBETWEEN(1;9))" office:value-type="string" office:string-value="t" calcext:value-type="string">
            <text:p>t</text:p>
          </table:table-cell>
        </table:table-row>
        <table:table-row table:style-name="ro1" table:number-rows-repeated="2">
          <table:table-cell table:number-columns-repeated="6"/>
          <table:table-cell table:style-name="ce32"/>
          <table:table-cell/>
          <table:table-cell table:style-name="Default"/>
        </table:table-row>
        <table:table-row table:style-name="ro1">
          <table:table-cell office:value-type="string" calcext:value-type="string">
            <text:p><text:a xlink:href="https://en.wikipedia.org/wiki/English_alphabet" xlink:type="simple">https://en.wikipedia.org/wiki/English_alphabet</text:a> </text:p>
          </table:table-cell>
          <table:table-cell table:number-columns-repeated="5"/>
          <table:table-cell table:style-name="ce32"/>
          <table:table-cell/>
          <table:table-cell table:style-name="Default"/>
        </table:table-row>
      </table:table>
      <table:table table:name="characters" table:style-name="ta1"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8" office:value-type="string" calcext:value-type="string">
            <text:p>replace:</text:p>
          </table:table-cell>
          <table:table-cell/>
          <table:table-cell office:value-type="string" calcext:value-type="string">
            <text:p>UTF ®</text:p>
          </table:table-cell>
          <table:table-cell table:style-name="Default" office:value-type="string" calcext:value-type="string">
            <text:p>UTF replacement</text:p>
          </table:table-cell>
          <table:table-cell/>
          <table:table-cell office:value-type="string" calcext:value-type="string">
            <text:p>character back</text:p>
          </table:table-cell>
          <table:table-cell/>
        </table:table-row>
        <table:table-row table:style-name="ro1">
          <table:table-cell table:style-name="ce23" office:value-type="string" calcext:value-type="string">
            <text:p>õ</text:p>
          </table:table-cell>
          <table:table-cell table:style-name="ce46" office:value-type="float" office:value="6" calcext:value-type="float">
            <text:p>6</text:p>
          </table:table-cell>
          <table:table-cell table:formula="of:=UNICODE([.A7])" office:value-type="float" office:value="245" calcext:value-type="float">
            <text:p>245</text:p>
          </table:table-cell>
          <table:table-cell table:style-name="Default" table:formula="of:=UNICODE([.B7])" office:value-type="float" office:value="54" calcext:value-type="float">
            <text:p>54</text:p>
          </table:table-cell>
          <table:table-cell/>
          <table:table-cell table:formula="of:=UNICHAR([.C7])" office:value-type="string" office:string-value="õ" calcext:value-type="string">
            <text:p>õ</text:p>
          </table:table-cell>
          <table:table-cell table:formula="of:=UNICHAR([.D7])" office:value-type="string" office:string-value="6" calcext:value-type="string">
            <text:p>6</text:p>
          </table:table-cell>
        </table:table-row>
        <table:table-row table:style-name="ro1">
          <table:table-cell table:style-name="ce23" office:value-type="string" calcext:value-type="string">
            <text:p>Õ</text:p>
          </table:table-cell>
          <table:table-cell table:style-name="ce46" office:value-type="float" office:value="6" calcext:value-type="float">
            <text:p>6</text:p>
          </table:table-cell>
          <table:table-cell table:formula="of:=UNICODE([.A8])" office:value-type="float" office:value="213" calcext:value-type="float">
            <text:p>213</text:p>
          </table:table-cell>
          <table:table-cell table:style-name="Default" table:formula="of:=UNICODE([.B8])" office:value-type="float" office:value="54" calcext:value-type="float">
            <text:p>54</text:p>
          </table:table-cell>
          <table:table-cell/>
          <table:table-cell table:formula="of:=UNICHAR([.C8])" office:value-type="string" office:string-value="Õ" calcext:value-type="string">
            <text:p>Õ</text:p>
          </table:table-cell>
          <table:table-cell table:formula="of:=UNICHAR([.D8])" office:value-type="string" office:string-value="6" calcext:value-type="string">
            <text:p>6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table:style-name="ce47" office:value-type="float" office:value="2" calcext:value-type="float">
            <text:p>2</text:p>
          </table:table-cell>
          <table:table-cell table:formula="of:=UNICODE([.A9])" office:value-type="float" office:value="228" calcext:value-type="float">
            <text:p>228</text:p>
          </table:table-cell>
          <table:table-cell table:style-name="Default" table:formula="of:=UNICODE([.B9])" office:value-type="float" office:value="50" calcext:value-type="float">
            <text:p>50</text:p>
          </table:table-cell>
          <table:table-cell/>
          <table:table-cell table:formula="of:=UNICHAR([.C9])" office:value-type="string" office:string-value="ä" calcext:value-type="string">
            <text:p>ä</text:p>
          </table:table-cell>
          <table:table-cell table:formula="of:=UNICHAR([.D9])" office:value-type="string" office:string-value="2" calcext:value-type="string">
            <text:p>2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table:style-name="ce47" office:value-type="float" office:value="2" calcext:value-type="float">
            <text:p>2</text:p>
          </table:table-cell>
          <table:table-cell table:formula="of:=UNICODE([.A10])" office:value-type="float" office:value="196" calcext:value-type="float">
            <text:p>196</text:p>
          </table:table-cell>
          <table:table-cell table:style-name="Default" table:formula="of:=UNICODE([.B10])" office:value-type="float" office:value="50" calcext:value-type="float">
            <text:p>50</text:p>
          </table:table-cell>
          <table:table-cell/>
          <table:table-cell table:formula="of:=UNICHAR([.C10])" office:value-type="string" office:string-value="Ä" calcext:value-type="string">
            <text:p>Ä</text:p>
          </table:table-cell>
          <table:table-cell table:formula="of:=UNICHAR([.D10])" office:value-type="string" office:string-value="2" calcext:value-type="string">
            <text:p>2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table:style-name="ce47" office:value-type="string" calcext:value-type="string">
            <text:p>o</text:p>
          </table:table-cell>
          <table:table-cell table:formula="of:=UNICODE([.A11])" office:value-type="float" office:value="246" calcext:value-type="float">
            <text:p>246</text:p>
          </table:table-cell>
          <table:table-cell table:style-name="Default" table:formula="of:=UNICODE([.B11])" office:value-type="float" office:value="111" calcext:value-type="float">
            <text:p>111</text:p>
          </table:table-cell>
          <table:table-cell/>
          <table:table-cell table:formula="of:=UNICHAR([.C11])" office:value-type="string" office:string-value="ö" calcext:value-type="string">
            <text:p>ö</text:p>
          </table:table-cell>
          <table:table-cell table:formula="of:=UNICHAR([.D11])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table:style-name="ce47" office:value-type="string" calcext:value-type="string">
            <text:p>o</text:p>
          </table:table-cell>
          <table:table-cell table:formula="of:=UNICODE([.A12])" office:value-type="float" office:value="214" calcext:value-type="float">
            <text:p>214</text:p>
          </table:table-cell>
          <table:table-cell table:style-name="Default" table:formula="of:=UNICODE([.B12])" office:value-type="float" office:value="111" calcext:value-type="float">
            <text:p>111</text:p>
          </table:table-cell>
          <table:table-cell/>
          <table:table-cell table:formula="of:=UNICHAR([.C12])" office:value-type="string" office:string-value="Ö" calcext:value-type="string">
            <text:p>Ö</text:p>
          </table:table-cell>
          <table:table-cell table:formula="of:=UNICHAR([.D12])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y</text:p>
          </table:table-cell>
          <table:table-cell table:formula="of:=UNICODE([.A13])" office:value-type="float" office:value="252" calcext:value-type="float">
            <text:p>252</text:p>
          </table:table-cell>
          <table:table-cell table:style-name="Default" table:formula="of:=UNICODE([.B13])" office:value-type="float" office:value="121" calcext:value-type="float">
            <text:p>121</text:p>
          </table:table-cell>
          <table:table-cell/>
          <table:table-cell table:formula="of:=UNICHAR([.C13])" office:value-type="string" office:string-value="ü" calcext:value-type="string">
            <text:p>ü</text:p>
          </table:table-cell>
          <table:table-cell table:formula="of:=UNICHAR([.D13])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y</text:p>
          </table:table-cell>
          <table:table-cell table:formula="of:=UNICODE([.A14])" office:value-type="float" office:value="220" calcext:value-type="float">
            <text:p>220</text:p>
          </table:table-cell>
          <table:table-cell table:style-name="Default" table:formula="of:=UNICODE([.B14])" office:value-type="float" office:value="121" calcext:value-type="float">
            <text:p>121</text:p>
          </table:table-cell>
          <table:table-cell/>
          <table:table-cell table:formula="of:=UNICHAR([.C14])" office:value-type="string" office:string-value="Ü" calcext:value-type="string">
            <text:p>Ü</text:p>
          </table:table-cell>
          <table:table-cell table:formula="of:=UNICHAR([.D14])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zh</text:p>
          </table:table-cell>
          <table:table-cell table:formula="of:=UNICODE([.A15])" office:value-type="float" office:value="382" calcext:value-type="float">
            <text:p>382</text:p>
          </table:table-cell>
          <table:table-cell table:formula="of:=UNICODE(LEFT([.B15]))&amp;&quot;,&quot;&amp;UNICODE(RIGHT([.B15]))" office:value-type="string" office:string-value="122,104" calcext:value-type="string">
            <text:p>122,104</text:p>
          </table:table-cell>
          <table:table-cell/>
          <table:table-cell table:formula="of:=UNICHAR([.C15])" office:value-type="string" office:string-value="ž" calcext:value-type="string">
            <text:p>ž</text:p>
          </table:table-cell>
          <table:table-cell table:formula="of:=UNICHAR(LEFT([.D15];3))&amp;UNICHAR(RIGHT([.D15];3))" office:value-type="string" office:string-value="zh" calcext:value-type="string">
            <text:p>zh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zh</text:p>
          </table:table-cell>
          <table:table-cell table:formula="of:=UNICODE([.A16])" office:value-type="float" office:value="381" calcext:value-type="float">
            <text:p>381</text:p>
          </table:table-cell>
          <table:table-cell table:formula="of:=UNICODE(LEFT([.B16]))&amp;&quot;,&quot;&amp;UNICODE(RIGHT([.B16]))" office:value-type="string" office:string-value="122,104" calcext:value-type="string">
            <text:p>122,104</text:p>
          </table:table-cell>
          <table:table-cell/>
          <table:table-cell table:formula="of:=UNICHAR([.C16])" office:value-type="string" office:string-value="Ž" calcext:value-type="string">
            <text:p>Ž</text:p>
          </table:table-cell>
          <table:table-cell table:formula="of:=UNICHAR(LEFT([.D16];3))&amp;UNICHAR(RIGHT([.D16];3))" office:value-type="string" office:string-value="zh" calcext:value-type="string">
            <text:p>zh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sh</text:p>
          </table:table-cell>
          <table:table-cell table:formula="of:=UNICODE([.A17])" office:value-type="float" office:value="353" calcext:value-type="float">
            <text:p>353</text:p>
          </table:table-cell>
          <table:table-cell table:formula="of:=UNICODE(LEFT([.B17]))&amp;&quot;,&quot;&amp;UNICODE(RIGHT([.B17]))" office:value-type="string" office:string-value="115,104" calcext:value-type="string">
            <text:p>115,104</text:p>
          </table:table-cell>
          <table:table-cell/>
          <table:table-cell table:formula="of:=UNICHAR([.C17])" office:value-type="string" office:string-value="š" calcext:value-type="string">
            <text:p>š</text:p>
          </table:table-cell>
          <table:table-cell table:formula="of:=UNICHAR(LEFT([.D17];3))&amp;UNICHAR(RIGHT([.D17];3))" office:value-type="string" office:string-value="sh" calcext:value-type="string">
            <text:p>sh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sh</text:p>
          </table:table-cell>
          <table:table-cell table:formula="of:=UNICODE([.A18])" office:value-type="float" office:value="352" calcext:value-type="float">
            <text:p>352</text:p>
          </table:table-cell>
          <table:table-cell table:formula="of:=UNICODE(LEFT([.B18]))&amp;&quot;,&quot;&amp;UNICODE(RIGHT([.B18]))" office:value-type="string" office:string-value="115,104" calcext:value-type="string">
            <text:p>115,104</text:p>
          </table:table-cell>
          <table:table-cell/>
          <table:table-cell table:formula="of:=UNICHAR([.C18])" office:value-type="string" office:string-value="Š" calcext:value-type="string">
            <text:p>Š</text:p>
          </table:table-cell>
          <table:table-cell table:formula="of:=UNICHAR(LEFT([.D18];3))&amp;UNICHAR(RIGHT([.D18];3))" office:value-type="string" office:string-value="sh" calcext:value-type="string">
            <text:p>sh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formula="of:=UNICODE([.A19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table:formula="of:=UNICODE([.A20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table:formula="of:=UNICODE([.A21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table:formula="of:=UNICODE([.A22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formula="of:=UNICODE([.A23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</text:p>
          </table:table-cell>
          <table:table-cell/>
          <table:table-cell table:formula="of:=UNICODE([.A24])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table:formula="of:=UNICODE([.A25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table:formula="of:=UNICODE([.A26])"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UNICODE([.A27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´</text:p>
          </table:table-cell>
          <table:table-cell/>
          <table:table-cell table:formula="of:=UNICODE([.A28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`</text:p>
          </table:table-cell>
          <table:table-cell/>
          <table:table-cell table:formula="of:=UNICODE([.A29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„</text:p>
          </table:table-cell>
          <table:table-cell/>
          <table:table-cell table:formula="of:=UNICODE([.A30])"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”</text:p>
          </table:table-cell>
          <table:table-cell/>
          <table:table-cell table:formula="of:=UNICODE([.A31])" office:value-type="float" office:value="8221" calcext:value-type="float">
            <text:p>8221</text:p>
          </table:table-cell>
          <table:table-cell table:number-columns-repeated="4"/>
        </table:table-row>
      </table:table>
      <table:table table:name="CSV-linke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8" office:value-type="string" calcext:value-type="string">
            <text:p>First Name</text:p>
          </table:table-cell>
          <table:table-cell table:style-name="ce28" office:value-type="string" calcext:value-type="string">
            <text:p>Last Name</text:p>
          </table:table-cell>
          <table:table-cell table:style-name="ce28" office:value-type="string" calcext:value-type="string">
            <text:p>Email Address</text:p>
          </table:table-cell>
          <table:table-cell table:style-name="ce28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 l s a</text:p>
          </table:table-cell>
          <table:table-cell office:value-type="string" calcext:value-type="string">
            <text:p>Magn u’s .o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2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2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elsa.magnuson@school.edu.ee" calcext:value-type="string">
            <text:p>elsa.magnuson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jca76aR1Gm" calcext:value-type="string">
            <text:p>jca76aR1Gm</text:p>
          </table:table-cell>
        </table:table-row>
        <table:table-row table:style-name="ro1">
          <table:table-cell table:style-name="ce11" office:value-type="string" calcext:value-type="string">
            <text:p>Particia</text:p>
          </table:table-cell>
          <table:table-cell table:style-name="ce11" office:value-type="string" calcext:value-type="string">
            <text:p>Weissma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3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3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particia.weissman@school.edu.ee" calcext:value-type="string">
            <text:p>particia.weissman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5199YzBD3p" calcext:value-type="string">
            <text:p>5199YzBD3p</text:p>
          </table:table-cell>
        </table:table-row>
        <table:table-row table:style-name="ro1">
          <table:table-cell table:style-name="ce11" office:value-type="string" calcext:value-type="string">
            <text:p>R’ õnda</text:p>
          </table:table-cell>
          <table:table-cell table:style-name="ce11" office:value-type="string" calcext:value-type="string">
            <text:p>Ä m_ -phrey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4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4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r6nda.2mphrey@school.edu.ee" calcext:value-type="string">
            <text:p>r6nda.2mphrey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38VqZa7gGm" calcext:value-type="string">
            <text:p>38VqZa7gGm</text:p>
          </table:table-cell>
        </table:table-row>
        <table:table-row table:style-name="ro1">
          <table:table-cell table:style-name="ce11" office:value-type="string" calcext:value-type="string">
            <text:p>Ahmad</text:p>
          </table:table-cell>
          <table:table-cell table:style-name="ce11" office:value-type="string" calcext:value-type="string">
            <text:p>Buchma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5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5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ahmad.buchman@school.edu.ee" calcext:value-type="string">
            <text:p>ahmad.buchman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6S2v89yg7S" calcext:value-type="string">
            <text:p>6S2v89yg7S</text:p>
          </table:table-cell>
        </table:table-row>
        <table:table-row table:style-name="ro1">
          <table:table-cell office:value-type="string" calcext:value-type="string">
            <text:p>Sigrid</text:p>
          </table:table-cell>
          <table:table-cell office:value-type="string" calcext:value-type="string">
            <text:p>Goding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6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6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sigrid.goding@school.edu.ee" calcext:value-type="string">
            <text:p>sigrid.goding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FWrXtird71" calcext:value-type="string">
            <text:p>FWrXtird71</text:p>
          </table:table-cell>
        </table:table-row>
        <table:table-row table:style-name="ro1">
          <table:table-cell office:value-type="string" calcext:value-type="string">
            <text:p>Ruthie</text:p>
          </table:table-cell>
          <table:table-cell office:value-type="string" calcext:value-type="string">
            <text:p>Danos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7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7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ruthie.danos@school.edu.ee" calcext:value-type="string">
            <text:p>ruthie.danos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1438NH19AC" calcext:value-type="string">
            <text:p>1438NH19AC</text:p>
          </table:table-cell>
        </table:table-row>
        <table:table-row table:style-name="ro1">
          <table:table-cell office:value-type="string" calcext:value-type="string">
            <text:p>Gwyneth</text:p>
          </table:table-cell>
          <table:table-cell office:value-type="string" calcext:value-type="string">
            <text:p>Heindel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8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8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gwyneth.heindel@school.edu.ee" calcext:value-type="string">
            <text:p>gwyneth.heindel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f9FyClu5bp" calcext:value-type="string">
            <text:p>f9FyClu5bp</text:p>
          </table:table-cell>
        </table:table-row>
        <table:table-row table:style-name="ro1">
          <table:table-cell office:value-type="string" calcext:value-type="string">
            <text:p>Brice</text:p>
          </table:table-cell>
          <table:table-cell office:value-type="string" calcext:value-type="string">
            <text:p>Pinso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9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9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brice.pinson@school.edu.ee" calcext:value-type="string">
            <text:p>brice.pinson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ig5XhbpuwZ" calcext:value-type="string">
            <text:p>ig5XhbpuwZ</text:p>
          </table:table-cell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Coop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0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0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geraldine.coop@school.edu.ee" calcext:value-type="string">
            <text:p>geraldine.coop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eh2K9S2nNJ" calcext:value-type="string">
            <text:p>eh2K9S2nNJ</text:p>
          </table:table-cell>
        </table:table-row>
        <table:table-row table:style-name="ro1">
          <table:table-cell office:value-type="string" calcext:value-type="string">
            <text:p>Bridgette</text:p>
          </table:table-cell>
          <table:table-cell office:value-type="string" calcext:value-type="string">
            <text:p>Darby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1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1]));UNICHAR([$characters.$C$7]);UNICHAR([$characters.$D$7]));UNICHAR([$characters.$C$8]);UNICHAR([$characters.$D$8]));UNICHAR([$characters.$C$9]);UNICHAR([$characters.$D$9]));UNICHAR([$characters.$C$10]);UNICHAR([$characters.$D$10]));UNICHAR([$characters.$C$11]);UNICHAR([$characters.$D$11]));UNICHAR([$characters.$C$12]);UNICHAR([$characters.$D$12]));UNICHAR([$characters.$C$13]);UNICHAR([$characters.$D$13]));UNICHAR([$characters.$C$14]);UNICHAR([$characters.$D$14]));UNICHAR([$characters.$C$15]);UNICHAR(LEFT([$characters.$D$15];3))&amp;UNICHAR(RIGHT([$characters.$D$15];3)));UNICHAR([$characters.$C$16]);UNICHAR(LEFT([$characters.$D$16];3))&amp;UNICHAR(RIGHT([$characters.$D$16];3)));UNICHAR([$characters.$C$17]);UNICHAR(LEFT([$characters.$D$17];3))&amp;UNICHAR(RIGHT([$characters.$D$17];3)));UNICHAR([$characters.$C$18]);UNICHAR(LEFT([$characters.$D$18];3))&amp;UNICHAR(RIGHT([$characters.$D$18];3)));UNICHAR([$characters.$C$19]);&quot;&quot;);UNICHAR([$characters.$C$20]);&quot;&quot;);UNICHAR([$characters.$C$21]);&quot;&quot;);UNICHAR([$characters.$C$22]);&quot;&quot;);UNICHAR([$characters.$C$23]);&quot;&quot;);UNICHAR([$characters.$C$24]);&quot;&quot;);UNICHAR([$characters.$C$25]);&quot;&quot;);UNICHAR([$characters.$C$26]);&quot;&quot;);UNICHAR([$characters.$C$27]);&quot;&quot;);UNICHAR([$characters.$C$28]);&quot;&quot;);UNICHAR([$characters.$C$29]);&quot;&quot;);UNICHAR([$characters.$C$30]);&quot;&quot;);UNICHAR([$characters.$C$31]);&quot;&quot;)&amp;UNICHAR(64)&amp;[$variables.$B$14]" office:value-type="string" office:string-value="bridgette.darby@school.edu.ee" calcext:value-type="string">
            <text:p>bridgette.darby@school.edu.ee</text:p>
          </table:table-cell>
          <table:table-cell table:formula="of:=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&amp;CHOOSE(RANDBETWEEN(1;3);UNICHAR(RANDBETWEEN([$variables.$B$6];[$variables.$B$7]));UNICHAR(RANDBETWEEN([$variables.$B$10];[$variables.$B$11]));RANDBETWEEN([$variables.$B$2];[$variables.$B$3]))" office:value-type="string" office:string-value="5K2O8AgbJ6" calcext:value-type="string">
            <text:p>5K2O8AgbJ6</text:p>
          </table:table-cell>
        </table:table-row>
      </table:table>
      <table:table table:name="CSV-direct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8" office:value-type="string" calcext:value-type="string">
            <text:p>First Name</text:p>
          </table:table-cell>
          <table:table-cell table:style-name="ce28" office:value-type="string" calcext:value-type="string">
            <text:p>Last Name</text:p>
          </table:table-cell>
          <table:table-cell table:style-name="ce28" office:value-type="string" calcext:value-type="string">
            <text:p>Email Address</text:p>
          </table:table-cell>
          <table:table-cell table:style-name="ce28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Loyce</text:p>
          </table:table-cell>
          <table:table-cell office:value-type="string" calcext:value-type="string">
            <text:p>Mincks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2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2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loyce.mincks@school.edu.ee" calcext:value-type="string">
            <text:p>loyce.mincks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s7mzExsEUV" calcext:value-type="string">
            <text:p>s7mzExsEUV</text:p>
          </table:table-cell>
        </table:table-row>
        <table:table-row table:style-name="ro1">
          <table:table-cell table:style-name="ce11" office:value-type="string" calcext:value-type="string">
            <text:p>Luz</text:p>
          </table:table-cell>
          <table:table-cell table:style-name="ce11" office:value-type="string" calcext:value-type="string">
            <text:p>Every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3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3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luz.every@school.edu.ee" calcext:value-type="string">
            <text:p>luz.every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DyW11k5zgQ" calcext:value-type="string">
            <text:p>DyW11k5zgQ</text:p>
          </table:table-cell>
        </table:table-row>
        <table:table-row table:style-name="ro1">
          <table:table-cell table:style-name="ce11" office:value-type="string" calcext:value-type="string">
            <text:p>Apoloni a</text:p>
          </table:table-cell>
          <table:table-cell table:style-name="ce11" office:value-type="string" calcext:value-type="string">
            <text:p>Du l_a - , .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4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4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apolonia.dula@school.edu.ee" calcext:value-type="string">
            <text:p>apolonia.dula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sJ7hXGczrY" calcext:value-type="string">
            <text:p>sJ7hXGczrY</text:p>
          </table:table-cell>
        </table:table-row>
        <table:table-row table:style-name="ro1">
          <table:table-cell table:style-name="ce11" office:value-type="string" calcext:value-type="string">
            <text:p>Toney</text:p>
          </table:table-cell>
          <table:table-cell table:style-name="ce11" office:value-type="string" calcext:value-type="string">
            <text:p>Parmley <text:s/>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5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5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toney.parmley@school.edu.ee" calcext:value-type="string">
            <text:p>toney.parmley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62tvjka7Xn" calcext:value-type="string">
            <text:p>62tvjka7Xn</text:p>
          </table:table-cell>
        </table:table-row>
        <table:table-row table:style-name="ro1">
          <table:table-cell office:value-type="string" calcext:value-type="string">
            <text:p>Delmar</text:p>
          </table:table-cell>
          <table:table-cell office:value-type="string" calcext:value-type="string">
            <text:p>Büth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6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6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delmar.byth@school.edu.ee" calcext:value-type="string">
            <text:p>delmar.byth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hftZkrxC7o" calcext:value-type="string">
            <text:p>hftZkrxC7o</text:p>
          </table:table-cell>
        </table:table-row>
        <table:table-row table:style-name="ro1">
          <table:table-cell office:value-type="string" calcext:value-type="string">
            <text:p>Ja’net</text:p>
          </table:table-cell>
          <table:table-cell office:value-type="string" calcext:value-type="string">
            <text:p>Boster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7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7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janet.boster@school.edu.ee" calcext:value-type="string">
            <text:p>janet.boster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95B3t4W6FC" calcext:value-type="string">
            <text:p>95B3t4W6FC</text:p>
          </table:table-cell>
        </table:table-row>
        <table:table-row table:style-name="ro1">
          <table:table-cell office:value-type="string" calcext:value-type="string">
            <text:p>Deedra</text:p>
          </table:table-cell>
          <table:table-cell office:value-type="string" calcext:value-type="string">
            <text:p>Här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8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8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deedra.h2rn@school.edu.ee" calcext:value-type="string">
            <text:p>deedra.h2rn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npFNT654QL" calcext:value-type="string">
            <text:p>npFNT654QL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Gatti <text:s/>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9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9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dylan.gatti@school.edu.ee" calcext:value-type="string">
            <text:p>dylan.gatti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9pIFE56Q95" calcext:value-type="string">
            <text:p>9pIFE56Q95</text:p>
          </table:table-cell>
        </table:table-row>
        <table:table-row table:style-name="ro1">
          <table:table-cell office:value-type="string" calcext:value-type="string">
            <text:p>Ellõn</text:p>
          </table:table-cell>
          <table:table-cell office:value-type="string" calcext:value-type="string">
            <text:p>Dawes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0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0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ell6n.dawes@school.edu.ee" calcext:value-type="string">
            <text:p>ell6n.dawes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z976ZDyR6y" calcext:value-type="string">
            <text:p>z976ZDyR6y</text:p>
          </table:table-cell>
        </table:table-row>
        <table:table-row table:style-name="ro1">
          <table:table-cell office:value-type="string" calcext:value-type="string">
            <text:p>Jenice</text:p>
          </table:table-cell>
          <table:table-cell office:value-type="string" calcext:value-type="string">
            <text:p>Zimmerman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1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1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jenice.zimmermann@school.edu.ee" calcext:value-type="string">
            <text:p>jenice.zimmermann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Hjl16GngWu" calcext:value-type="string">
            <text:p>Hjl16GngWu</text:p>
          </table:table-cell>
        </table:table-row>
      </table:table>
      <table:table table:name="autorefresh-linked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8" office:value-type="string" calcext:value-type="string">
            <table:cell-range-source table:name="CSVlinked" xlink:type="simple" xlink:href="../bug-link-to-external-data-better.ods" table:filter-name="calc8" table:last-column-spanned="4" table:last-row-spanned="11" table:refresh-delay="PT00H00M01S"/>
            <text:p>First Name</text:p>
          </table:table-cell>
          <table:table-cell table:style-name="ce28" office:value-type="string" calcext:value-type="string">
            <text:p>Last Name</text:p>
          </table:table-cell>
          <table:table-cell table:style-name="ce28" office:value-type="string" calcext:value-type="string">
            <text:p>Email Address</text:p>
          </table:table-cell>
          <table:table-cell table:style-name="ce28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 l s a</text:p>
          </table:table-cell>
          <table:table-cell office:value-type="string" calcext:value-type="string">
            <text:p>Magn u’s .o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2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2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elsa.magnuson@school.edu.ee" calcext:value-type="string">
            <text:p>elsa.magnuson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b572NlAn6k" calcext:value-type="string">
            <text:p>b572NlAn6k</text:p>
          </table:table-cell>
        </table:table-row>
        <table:table-row table:style-name="ro1">
          <table:table-cell table:style-name="ce11" office:value-type="string" calcext:value-type="string">
            <text:p>Particia</text:p>
          </table:table-cell>
          <table:table-cell table:style-name="ce11" office:value-type="string" calcext:value-type="string">
            <text:p>Weissma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3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3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particia.weissman@school.edu.ee" calcext:value-type="string">
            <text:p>particia.weissman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WQe1oDL47P" calcext:value-type="string">
            <text:p>WQe1oDL47P</text:p>
          </table:table-cell>
        </table:table-row>
        <table:table-row table:style-name="ro1">
          <table:table-cell table:style-name="ce11" office:value-type="string" calcext:value-type="string">
            <text:p>R’ õnda</text:p>
          </table:table-cell>
          <table:table-cell table:style-name="ce11" office:value-type="string" calcext:value-type="string">
            <text:p>Ä m_ -phrey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4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4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r6nda.2mphrey@school.edu.ee" calcext:value-type="string">
            <text:p>r6nda.2mphrey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jE55KWfBM2" calcext:value-type="string">
            <text:p>jE55KWfBM2</text:p>
          </table:table-cell>
        </table:table-row>
        <table:table-row table:style-name="ro1">
          <table:table-cell table:style-name="ce11" office:value-type="string" calcext:value-type="string">
            <text:p>Ahmad</text:p>
          </table:table-cell>
          <table:table-cell table:style-name="ce11" office:value-type="string" calcext:value-type="string">
            <text:p>Buchma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5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5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ahmad.buchman@school.edu.ee" calcext:value-type="string">
            <text:p>ahmad.buchman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RgP78ySvw7" calcext:value-type="string">
            <text:p>RgP78ySvw7</text:p>
          </table:table-cell>
        </table:table-row>
        <table:table-row table:style-name="ro1">
          <table:table-cell office:value-type="string" calcext:value-type="string">
            <text:p>Sigrid</text:p>
          </table:table-cell>
          <table:table-cell office:value-type="string" calcext:value-type="string">
            <text:p>Goding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6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6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sigrid.goding@school.edu.ee" calcext:value-type="string">
            <text:p>sigrid.goding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M6EH6ceJP6" calcext:value-type="string">
            <text:p>M6EH6ceJP6</text:p>
          </table:table-cell>
        </table:table-row>
        <table:table-row table:style-name="ro1">
          <table:table-cell office:value-type="string" calcext:value-type="string">
            <text:p>Ruthie</text:p>
          </table:table-cell>
          <table:table-cell office:value-type="string" calcext:value-type="string">
            <text:p>Danos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7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7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ruthie.danos@school.edu.ee" calcext:value-type="string">
            <text:p>ruthie.danos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Jn6R9iEb97" calcext:value-type="string">
            <text:p>Jn6R9iEb97</text:p>
          </table:table-cell>
        </table:table-row>
        <table:table-row table:style-name="ro1">
          <table:table-cell office:value-type="string" calcext:value-type="string">
            <text:p>Gwyneth</text:p>
          </table:table-cell>
          <table:table-cell office:value-type="string" calcext:value-type="string">
            <text:p>Heindel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8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8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gwyneth.heindel@school.edu.ee" calcext:value-type="string">
            <text:p>gwyneth.heindel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Dz17a4nKy8" calcext:value-type="string">
            <text:p>Dz17a4nKy8</text:p>
          </table:table-cell>
        </table:table-row>
        <table:table-row table:style-name="ro1">
          <table:table-cell office:value-type="string" calcext:value-type="string">
            <text:p>Brice</text:p>
          </table:table-cell>
          <table:table-cell office:value-type="string" calcext:value-type="string">
            <text:p>Pinso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9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9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brice.pinson@school.edu.ee" calcext:value-type="string">
            <text:p>brice.pinson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1715cJ1dD4" calcext:value-type="string">
            <text:p>1715cJ1dD4</text:p>
          </table:table-cell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Coop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0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0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geraldine.coop@school.edu.ee" calcext:value-type="string">
            <text:p>geraldine.coop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7KADPKoW8b" calcext:value-type="string">
            <text:p>7KADPKoW8b</text:p>
          </table:table-cell>
        </table:table-row>
        <table:table-row table:style-name="ro1">
          <table:table-cell office:value-type="string" calcext:value-type="string">
            <text:p>Bridgette</text:p>
          </table:table-cell>
          <table:table-cell office:value-type="string" calcext:value-type="string">
            <text:p>Darby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1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1]));UNICHAR(['file:///home/student/testing/bug-link-to-external-data-better.ods'#$characters.$C$7]);UNICHAR(['file:///home/student/testing/bug-link-to-external-data-better.ods'#$characters.$D$7]));UNICHAR(['file:///home/student/testing/bug-link-to-external-data-better.ods'#$characters.$C$8]);UNICHAR(['file:///home/student/testing/bug-link-to-external-data-better.ods'#$characters.$D$8]));UNICHAR(['file:///home/student/testing/bug-link-to-external-data-better.ods'#$characters.$C$9]);UNICHAR(['file:///home/student/testing/bug-link-to-external-data-better.ods'#$characters.$D$9]));UNICHAR(['file:///home/student/testing/bug-link-to-external-data-better.ods'#$characters.$C$10]);UNICHAR(['file:///home/student/testing/bug-link-to-external-data-better.ods'#$characters.$D$10]));UNICHAR(['file:///home/student/testing/bug-link-to-external-data-better.ods'#$characters.$C$11]);UNICHAR(['file:///home/student/testing/bug-link-to-external-data-better.ods'#$characters.$D$11]));UNICHAR(['file:///home/student/testing/bug-link-to-external-data-better.ods'#$characters.$C$12]);UNICHAR(['file:///home/student/testing/bug-link-to-external-data-better.ods'#$characters.$D$12]));UNICHAR(['file:///home/student/testing/bug-link-to-external-data-better.ods'#$characters.$C$13]);UNICHAR(['file:///home/student/testing/bug-link-to-external-data-better.ods'#$characters.$D$13]));UNICHAR(['file:///home/student/testing/bug-link-to-external-data-better.ods'#$characters.$C$14]);UNICHAR(['file:///home/student/testing/bug-link-to-external-data-better.ods'#$characters.$D$14]));UNICHAR(['file:///home/student/testing/bug-link-to-external-data-better.ods'#$characters.$C$15]);UNICHAR(LEFT(['file:///home/student/testing/bug-link-to-external-data-better.ods'#$characters.$D$15];3))&amp;UNICHAR(RIGHT(['file:///home/student/testing/bug-link-to-external-data-better.ods'#$characters.$D$15];3)));UNICHAR(['file:///home/student/testing/bug-link-to-external-data-better.ods'#$characters.$C$16]);UNICHAR(LEFT(['file:///home/student/testing/bug-link-to-external-data-better.ods'#$characters.$D$16];3))&amp;UNICHAR(RIGHT(['file:///home/student/testing/bug-link-to-external-data-better.ods'#$characters.$D$16];3)));UNICHAR(['file:///home/student/testing/bug-link-to-external-data-better.ods'#$characters.$C$17]);UNICHAR(LEFT(['file:///home/student/testing/bug-link-to-external-data-better.ods'#$characters.$D$17];3))&amp;UNICHAR(RIGHT(['file:///home/student/testing/bug-link-to-external-data-better.ods'#$characters.$D$17];3)));UNICHAR(['file:///home/student/testing/bug-link-to-external-data-better.ods'#$characters.$C$18]);UNICHAR(LEFT(['file:///home/student/testing/bug-link-to-external-data-better.ods'#$characters.$D$18];3))&amp;UNICHAR(RIGHT(['file:///home/student/testing/bug-link-to-external-data-better.ods'#$characters.$D$18];3)));UNICHAR(['file:///home/student/testing/bug-link-to-external-data-better.ods'#$characters.$C$19]);&quot;&quot;);UNICHAR(['file:///home/student/testing/bug-link-to-external-data-better.ods'#$characters.$C$20]);&quot;&quot;);UNICHAR(['file:///home/student/testing/bug-link-to-external-data-better.ods'#$characters.$C$21]);&quot;&quot;);UNICHAR(['file:///home/student/testing/bug-link-to-external-data-better.ods'#$characters.$C$22]);&quot;&quot;);UNICHAR(['file:///home/student/testing/bug-link-to-external-data-better.ods'#$characters.$C$23]);&quot;&quot;);UNICHAR(['file:///home/student/testing/bug-link-to-external-data-better.ods'#$characters.$C$24]);&quot;&quot;);UNICHAR(['file:///home/student/testing/bug-link-to-external-data-better.ods'#$characters.$C$25]);&quot;&quot;);UNICHAR(['file:///home/student/testing/bug-link-to-external-data-better.ods'#$characters.$C$26]);&quot;&quot;);UNICHAR(['file:///home/student/testing/bug-link-to-external-data-better.ods'#$characters.$C$27]);&quot;&quot;);UNICHAR(['file:///home/student/testing/bug-link-to-external-data-better.ods'#$characters.$C$28]);&quot;&quot;);UNICHAR(['file:///home/student/testing/bug-link-to-external-data-better.ods'#$characters.$C$29]);&quot;&quot;);UNICHAR(['file:///home/student/testing/bug-link-to-external-data-better.ods'#$characters.$C$30]);&quot;&quot;);UNICHAR(['file:///home/student/testing/bug-link-to-external-data-better.ods'#$characters.$C$31]);&quot;&quot;)&amp;UNICHAR(64)&amp;['file:///home/student/testing/bug-link-to-external-data-better.ods'#$variables.$B$14]" office:value-type="string" office:string-value="bridgette.darby@school.edu.ee" calcext:value-type="string">
            <text:p>bridgette.darby@school.edu.ee</text:p>
          </table:table-cell>
          <table:table-cell table:formula="of:=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&amp;CHOOSE(RANDBETWEEN(1;3);UNICHAR(RANDBETWEEN(['file:///home/student/testing/bug-link-to-external-data-better.ods'#$variables.$B$6];['file:///home/student/testing/bug-link-to-external-data-better.ods'#$variables.$B$7]));UNICHAR(RANDBETWEEN(['file:///home/student/testing/bug-link-to-external-data-better.ods'#$variables.$B$10];['file:///home/student/testing/bug-link-to-external-data-better.ods'#$variables.$B$11]));RANDBETWEEN(['file:///home/student/testing/bug-link-to-external-data-better.ods'#$variables.$B$2];['file:///home/student/testing/bug-link-to-external-data-better.ods'#$variables.$B$3]))" office:value-type="string" office:string-value="Nhg5JeT511" calcext:value-type="string">
            <text:p>Nhg5JeT511</text:p>
          </table:table-cell>
        </table:table-row>
      </table:table>
      <table:table table:name="autorefresh-direct" table:style-name="ta1" table:print-ranges="'autorefresh-direct'.A1:'autorefresh-direct'.D1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8" office:value-type="string" calcext:value-type="string">
            <table:cell-range-source table:name="CSVdirect" xlink:type="simple" xlink:href="../bug-link-to-external-data-better.ods" table:filter-name="calc8" table:last-column-spanned="4" table:last-row-spanned="11" table:refresh-delay="PT00H00M01S"/>
            <text:p>First Name</text:p>
          </table:table-cell>
          <table:table-cell table:style-name="ce28" office:value-type="string" calcext:value-type="string">
            <text:p>Last Name</text:p>
          </table:table-cell>
          <table:table-cell table:style-name="ce28" office:value-type="string" calcext:value-type="string">
            <text:p>Email Address</text:p>
          </table:table-cell>
          <table:table-cell table:style-name="ce28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Loyce</text:p>
          </table:table-cell>
          <table:table-cell office:value-type="string" calcext:value-type="string">
            <text:p>Mincks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2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2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loyce.mincks@school.edu.ee" calcext:value-type="string">
            <text:p>loyce.mincks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89LsX3xiP1" calcext:value-type="string">
            <text:p>89LsX3xiP1</text:p>
          </table:table-cell>
        </table:table-row>
        <table:table-row table:style-name="ro1">
          <table:table-cell table:style-name="ce11" office:value-type="string" calcext:value-type="string">
            <text:p>Luz</text:p>
          </table:table-cell>
          <table:table-cell table:style-name="ce11" office:value-type="string" calcext:value-type="string">
            <text:p>Every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3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3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luz.every@school.edu.ee" calcext:value-type="string">
            <text:p>luz.every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Yv9BS2HbKV" calcext:value-type="string">
            <text:p>Yv9BS2HbKV</text:p>
          </table:table-cell>
        </table:table-row>
        <table:table-row table:style-name="ro1">
          <table:table-cell table:style-name="ce11" office:value-type="string" calcext:value-type="string">
            <text:p>Apoloni a</text:p>
          </table:table-cell>
          <table:table-cell table:style-name="ce11" office:value-type="string" calcext:value-type="string">
            <text:p>Du l_a - , .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4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4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apolonia.dula@school.edu.ee" calcext:value-type="string">
            <text:p>apolonia.dula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oDW9A2IRFA" calcext:value-type="string">
            <text:p>oDW9A2IRFA</text:p>
          </table:table-cell>
        </table:table-row>
        <table:table-row table:style-name="ro1">
          <table:table-cell table:style-name="ce11" office:value-type="string" calcext:value-type="string">
            <text:p>Toney</text:p>
          </table:table-cell>
          <table:table-cell table:style-name="ce11" office:value-type="string" calcext:value-type="string">
            <text:p>Parmley <text:s/>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5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5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toney.parmley@school.edu.ee" calcext:value-type="string">
            <text:p>toney.parmley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kZ4kl9PI79" calcext:value-type="string">
            <text:p>kZ4kl9PI79</text:p>
          </table:table-cell>
        </table:table-row>
        <table:table-row table:style-name="ro1">
          <table:table-cell office:value-type="string" calcext:value-type="string">
            <text:p>Delmar</text:p>
          </table:table-cell>
          <table:table-cell office:value-type="string" calcext:value-type="string">
            <text:p>Büth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6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6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delmar.byth@school.edu.ee" calcext:value-type="string">
            <text:p>delmar.byth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JuP5Ir12Jk" calcext:value-type="string">
            <text:p>JuP5Ir12Jk</text:p>
          </table:table-cell>
        </table:table-row>
        <table:table-row table:style-name="ro1">
          <table:table-cell office:value-type="string" calcext:value-type="string">
            <text:p>Ja’net</text:p>
          </table:table-cell>
          <table:table-cell office:value-type="string" calcext:value-type="string">
            <text:p>Boster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7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7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janet.boster@school.edu.ee" calcext:value-type="string">
            <text:p>janet.boster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8hkd58yECz" calcext:value-type="string">
            <text:p>8hkd58yECz</text:p>
          </table:table-cell>
        </table:table-row>
        <table:table-row table:style-name="ro1">
          <table:table-cell office:value-type="string" calcext:value-type="string">
            <text:p>Deedra</text:p>
          </table:table-cell>
          <table:table-cell office:value-type="string" calcext:value-type="string">
            <text:p>Här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8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8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deedra.h2rn@school.edu.ee" calcext:value-type="string">
            <text:p>deedra.h2rn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KcY5lPCZqm" calcext:value-type="string">
            <text:p>KcY5lPCZq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Gatti <text:s/>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9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9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dylan.gatti@school.edu.ee" calcext:value-type="string">
            <text:p>dylan.gatti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672xtBTxN3" calcext:value-type="string">
            <text:p>672xtBTxN3</text:p>
          </table:table-cell>
        </table:table-row>
        <table:table-row table:style-name="ro1">
          <table:table-cell office:value-type="string" calcext:value-type="string">
            <text:p>Ellõn</text:p>
          </table:table-cell>
          <table:table-cell office:value-type="string" calcext:value-type="string">
            <text:p>Dawes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0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0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ell6n.dawes@school.edu.ee" calcext:value-type="string">
            <text:p>ell6n.dawes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6gycDaBO4b" calcext:value-type="string">
            <text:p>6gycDaBO4b</text:p>
          </table:table-cell>
        </table:table-row>
        <table:table-row table:style-name="ro1">
          <table:table-cell office:value-type="string" calcext:value-type="string">
            <text:p>Jenice</text:p>
          </table:table-cell>
          <table:table-cell office:value-type="string" calcext:value-type="string">
            <text:p>Zimmermann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A11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&quot;.&quot;&amp;SUBSTITUTE(SUBSTITUTE(SUBSTITUTE(SUBSTITUTE(SUBSTITUTE(SUBSTITUTE(SUBSTITUTE(SUBSTITUTE(SUBSTITUTE(SUBSTITUTE(SUBSTITUTE(SUBSTITUTE(SUBSTITUTE(SUBSTITUTE(SUBSTITUTE(SUBSTITUTE(SUBSTITUTE(SUBSTITUTE(SUBSTITUTE(SUBSTITUTE(SUBSTITUTE(SUBSTITUTE(SUBSTITUTE(SUBSTITUTE(SUBSTITUTE(LOWER(CLEAN([.B11]));UNICHAR(245);UNICHAR(54));UNICHAR(213);UNICHAR(54));UNICHAR(228);UNICHAR(50));UNICHAR(196);UNICHAR(50));UNICHAR(246);UNICHAR(111));UNICHAR(214);UNICHAR(111));UNICHAR(252);UNICHAR(121));UNICHAR(220);UNICHAR(121));UNICHAR(382);UNICHAR(122)&amp;UNICHAR(104));UNICHAR(381);UNICHAR(122)&amp;UNICHAR(104));UNICHAR(353);UNICHAR(115)&amp;UNICHAR(104));UNICHAR(352);UNICHAR(115)&amp;UNICHAR(104));UNICHAR(32);&quot;&quot;);UNICHAR(44);&quot;&quot;);UNICHAR(59);&quot;&quot;);UNICHAR(46);&quot;&quot;);UNICHAR(45);&quot;&quot;);UNICHAR(95);&quot;&quot;);UNICHAR(39);&quot;&quot;);UNICHAR(8217);&quot;&quot;);UNICHAR(42);&quot;&quot;);UNICHAR(180);&quot;&quot;);UNICHAR(96);&quot;&quot;);UNICHAR(8222);&quot;&quot;);UNICHAR(8221);&quot;&quot;)&amp;UNICHAR(64)&amp;&quot;school.edu.ee&quot;" office:value-type="string" office:string-value="jenice.zimmermann@school.edu.ee" calcext:value-type="string">
            <text:p>jenice.zimmermann@school.edu.ee</text:p>
          </table:table-cell>
          <table:table-cell table:formula="of:=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&amp;CHOOSE(RANDBETWEEN(1;3);UNICHAR(RANDBETWEEN(65;90));UNICHAR(RANDBETWEEN(97;122));RANDBETWEEN(1;9))" office:value-type="string" office:string-value="QweT162u15" calcext:value-type="string">
            <text:p>QweT162u15</text:p>
          </table:table-cell>
        </table:table-row>
      </table:table>
      <table:table table:name="'file:///home/student/testing/bug-link-to-external-data-better.ods'#variables" table:print="false" table:style-name="ta_extref">
        <table:table-source xlink:type="simple" xlink:href="../bug-link-to-external-data-better.ods" table:table-name="variables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9">
            <text:p>9</text:p>
          </table:table-cell>
        </table:table-row>
        <table:table-row table:number-rows-repeated="2">
          <table:table-cell table:number-columns-repeated="2"/>
        </table:table-row>
        <table:table-row>
          <table:table-cell/>
          <table:table-cell table:style-name="ce1" office:value-type="float" office:value="65">
            <text:p>65</text:p>
          </table:table-cell>
        </table:table-row>
        <table:table-row>
          <table:table-cell/>
          <table:table-cell table:style-name="ce1" office:value-type="float" office:value="90">
            <text:p>90</text:p>
          </table:table-cell>
        </table:table-row>
        <table:table-row table:number-rows-repeated="2">
          <table:table-cell table:number-columns-repeated="2"/>
        </table:table-row>
        <table:table-row>
          <table:table-cell/>
          <table:table-cell table:style-name="ce1" office:value-type="float" office:value="97">
            <text:p>97</text:p>
          </table:table-cell>
        </table:table-row>
        <table:table-row>
          <table:table-cell/>
          <table:table-cell table:style-name="ce1" office:value-type="float" office:value="122">
            <text:p>122</text:p>
          </table:table-cell>
        </table:table-row>
        <table:table-row table:number-rows-repeated="2">
          <table:table-cell table:number-columns-repeated="2"/>
        </table:table-row>
        <table:table-row>
          <table:table-cell/>
          <table:table-cell table:style-name="ce1" office:value-type="string">
            <text:p>school.edu.ee</text:p>
          </table:table-cell>
        </table:table-row>
      </table:table>
      <table:table table:name="'file:///home/student/testing/bug-link-to-external-data-better.ods'#characters" table:print="false" table:style-name="ta_extref">
        <table:table-source xlink:type="simple" xlink:href="../bug-link-to-external-data-better.ods" table:table-name="characters" table:mode="copy-results-only"/>
        <table:table-column table:number-columns-repeated="4"/>
        <table:table-row table:number-rows-repeated="6">
          <table:table-cell table:number-columns-repeated="4"/>
        </table:table-row>
        <table:table-row>
          <table:table-cell table:number-columns-repeated="2"/>
          <table:table-cell table:style-name="ce1" office:value-type="float" office:value="245">
            <text:p>245</text:p>
          </table:table-cell>
          <table:table-cell table:style-name="ce1" office:value-type="float" office:value="54">
            <text:p>54</text:p>
          </table:table-cell>
        </table:table-row>
        <table:table-row>
          <table:table-cell table:number-columns-repeated="2"/>
          <table:table-cell table:style-name="ce1" office:value-type="float" office:value="213">
            <text:p>213</text:p>
          </table:table-cell>
          <table:table-cell table:style-name="ce1" office:value-type="float" office:value="54">
            <text:p>54</text:p>
          </table:table-cell>
        </table:table-row>
        <table:table-row>
          <table:table-cell table:number-columns-repeated="2"/>
          <table:table-cell table:style-name="ce1" office:value-type="float" office:value="228">
            <text:p>228</text:p>
          </table:table-cell>
          <table:table-cell table:style-name="ce1" office:value-type="float" office:value="50">
            <text:p>50</text:p>
          </table:table-cell>
        </table:table-row>
        <table:table-row>
          <table:table-cell table:number-columns-repeated="2"/>
          <table:table-cell table:style-name="ce1" office:value-type="float" office:value="196">
            <text:p>196</text:p>
          </table:table-cell>
          <table:table-cell table:style-name="ce1" office:value-type="float" office:value="50">
            <text:p>50</text:p>
          </table:table-cell>
        </table:table-row>
        <table:table-row>
          <table:table-cell table:number-columns-repeated="2"/>
          <table:table-cell table:style-name="ce1" office:value-type="float" office:value="246">
            <text:p>246</text:p>
          </table:table-cell>
          <table:table-cell table:style-name="ce1" office:value-type="float" office:value="111">
            <text:p>111</text:p>
          </table:table-cell>
        </table:table-row>
        <table:table-row>
          <table:table-cell table:number-columns-repeated="2"/>
          <table:table-cell table:style-name="ce1" office:value-type="float" office:value="214">
            <text:p>214</text:p>
          </table:table-cell>
          <table:table-cell table:style-name="ce1" office:value-type="float" office:value="111">
            <text:p>111</text:p>
          </table:table-cell>
        </table:table-row>
        <table:table-row>
          <table:table-cell table:number-columns-repeated="2"/>
          <table:table-cell table:style-name="ce1" office:value-type="float" office:value="252">
            <text:p>252</text:p>
          </table:table-cell>
          <table:table-cell table:style-name="ce1" office:value-type="float" office:value="121">
            <text:p>121</text:p>
          </table:table-cell>
        </table:table-row>
        <table:table-row>
          <table:table-cell table:number-columns-repeated="2"/>
          <table:table-cell table:style-name="ce1" office:value-type="float" office:value="220">
            <text:p>220</text:p>
          </table:table-cell>
          <table:table-cell table:style-name="ce1" office:value-type="float" office:value="121">
            <text:p>121</text:p>
          </table:table-cell>
        </table:table-row>
        <table:table-row>
          <table:table-cell table:number-columns-repeated="2"/>
          <table:table-cell table:style-name="ce1" office:value-type="float" office:value="382">
            <text:p>382</text:p>
          </table:table-cell>
          <table:table-cell table:style-name="ce1" office:value-type="string">
            <text:p>122,104</text:p>
          </table:table-cell>
        </table:table-row>
        <table:table-row>
          <table:table-cell table:number-columns-repeated="2"/>
          <table:table-cell table:style-name="ce1" office:value-type="float" office:value="381">
            <text:p>381</text:p>
          </table:table-cell>
          <table:table-cell table:style-name="ce1" office:value-type="string">
            <text:p>122,104</text:p>
          </table:table-cell>
        </table:table-row>
        <table:table-row>
          <table:table-cell table:number-columns-repeated="2"/>
          <table:table-cell table:style-name="ce1" office:value-type="float" office:value="353">
            <text:p>353</text:p>
          </table:table-cell>
          <table:table-cell table:style-name="ce1" office:value-type="string">
            <text:p>115,104</text:p>
          </table:table-cell>
        </table:table-row>
        <table:table-row>
          <table:table-cell table:number-columns-repeated="2"/>
          <table:table-cell table:style-name="ce1" office:value-type="float" office:value="352">
            <text:p>352</text:p>
          </table:table-cell>
          <table:table-cell table:style-name="ce1" office:value-type="string">
            <text:p>115,104</text:p>
          </table:table-cell>
        </table:table-row>
        <table:table-row>
          <table:table-cell table:number-columns-repeated="2"/>
          <table:table-cell table:style-name="ce1" office:value-type="float" office:value="32">
            <text:p>32</text:p>
          </table:table-cell>
        </table:table-row>
        <table:table-row>
          <table:table-cell table:number-columns-repeated="2"/>
          <table:table-cell table:style-name="ce1" office:value-type="float" office:value="44">
            <text:p>44</text:p>
          </table:table-cell>
        </table:table-row>
        <table:table-row>
          <table:table-cell table:number-columns-repeated="2"/>
          <table:table-cell table:style-name="ce1" office:value-type="float" office:value="59">
            <text:p>59</text:p>
          </table:table-cell>
        </table:table-row>
        <table:table-row>
          <table:table-cell table:number-columns-repeated="2"/>
          <table:table-cell table:style-name="ce1" office:value-type="float" office:value="46">
            <text:p>46</text:p>
          </table:table-cell>
        </table:table-row>
        <table:table-row>
          <table:table-cell table:number-columns-repeated="2"/>
          <table:table-cell table:style-name="ce1" office:value-type="float" office:value="45">
            <text:p>45</text:p>
          </table:table-cell>
        </table:table-row>
        <table:table-row>
          <table:table-cell table:number-columns-repeated="2"/>
          <table:table-cell table:style-name="ce1" office:value-type="float" office:value="95">
            <text:p>95</text:p>
          </table:table-cell>
        </table:table-row>
        <table:table-row>
          <table:table-cell table:number-columns-repeated="2"/>
          <table:table-cell table:style-name="ce1" office:value-type="float" office:value="39">
            <text:p>39</text:p>
          </table:table-cell>
        </table:table-row>
        <table:table-row>
          <table:table-cell table:number-columns-repeated="2"/>
          <table:table-cell table:style-name="ce1" office:value-type="float" office:value="8217">
            <text:p>8217</text:p>
          </table:table-cell>
        </table:table-row>
        <table:table-row>
          <table:table-cell table:number-columns-repeated="2"/>
          <table:table-cell table:style-name="ce1" office:value-type="float" office:value="42">
            <text:p>42</text:p>
          </table:table-cell>
        </table:table-row>
        <table:table-row>
          <table:table-cell table:number-columns-repeated="2"/>
          <table:table-cell table:style-name="ce1" office:value-type="float" office:value="180">
            <text:p>180</text:p>
          </table:table-cell>
        </table:table-row>
        <table:table-row>
          <table:table-cell table:number-columns-repeated="2"/>
          <table:table-cell table:style-name="ce1" office:value-type="float" office:value="96">
            <text:p>96</text:p>
          </table:table-cell>
        </table:table-row>
        <table:table-row>
          <table:table-cell table:number-columns-repeated="2"/>
          <table:table-cell table:style-name="ce1" office:value-type="float" office:value="8222">
            <text:p>8222</text:p>
          </table:table-cell>
        </table:table-row>
        <table:table-row>
          <table:table-cell table:number-columns-repeated="2"/>
          <table:table-cell table:style-name="ce1" office:value-type="float" office:value="8221">
            <text:p>8221</text:p>
          </table:table-cell>
        </table:table-row>
      </table:table>
      <table:named-expressions>
        <table:named-range table:name="CSVdirect" table:base-cell-address="$'CSV-direct'.$D$11" table:cell-range-address="$'CSV-direct'.$A$1:.$D$11"/>
        <table:named-range table:name="CSVlinked" table:base-cell-address="$'CSV-linked'.$A$1" table:cell-range-address="$'CSV-linked'.$A$1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.00.0000</text:date>, <text:time style:data-style-name="N2" text:time-value="00:18:20.343982883"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3:02:12.219955007</meta:creation-date>
    <dc:date>2018-10-21T00:19:49.757343888</dc:date>
    <meta:editing-duration>PT44M4S</meta:editing-duration>
    <meta:editing-cycles>34</meta:editing-cycles>
    <meta:generator>LibreOffice/6.1.1.2$Linux_X86_64 LibreOffice_project/5d19a1bfa650b796764388cd8b33a5af1f5baa1b</meta:generator>
    <meta:document-statistic meta:table-count="6" meta:cell-count="485" meta:object-count="0"/>
  </office:meta>
</office:document-meta>
</file>